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e11d" officeooo:paragraph-rsid="0007e11d"/>
    </style:style>
    <style:style style:name="P2" style:family="paragraph" style:parent-style-name="Standard">
      <style:text-properties officeooo:rsid="00098636" officeooo:paragraph-rsid="00098636"/>
    </style:style>
    <style:style style:name="P3" style:family="paragraph" style:parent-style-name="Standard" style:list-style-name="L1">
      <style:text-properties officeooo:rsid="00098636" officeooo:paragraph-rsid="00098636"/>
    </style:style>
    <style:style style:name="T1" style:family="text">
      <style:text-properties officeooo:rsid="0009d3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deo 9 Notes</text:p>
      <text:p text:style-name="P1"/>
      <text:p text:style-name="P1">Mount st. helen</text:p>
      <text:p text:style-name="P1">created lake</text:p>
      <text:p text:style-name="P1"/>
      <text:p text:style-name="P1">microbes </text:p>
      <text:p text:style-name="P1"/>
      <text:p text:style-name="P1">transform ecosystems – physical environment and all living organisms in it.</text:p>
      <text:p text:style-name="P1">Nutrients and metals.</text:p>
      <text:p text:style-name="P1"/>
      <text:p text:style-name="P1">Nitrogen, carbon, and sulphur, <text:span text:style-name="T1">phosphorus and all metals.</text:span></text:p>
      <text:p text:style-name="P1">biosphere 1</text:p>
      <text:p text:style-name="P1"/>
      <text:p text:style-name="P1">Arizona – built small version of earth</text:p>
      <text:p text:style-name="P1"/>
      <text:p text:style-name="P1">biosphere 2</text:p>
      <text:p text:style-name="P1"/>
      <text:p text:style-name="P1">total recycling</text:p>
      <text:p text:style-name="P1"/>
      <text:p text:style-name="P1">self contained</text:p>
      <text:p text:style-name="P1"/>
      <text:p text:style-name="P2">lower oxygen </text:p>
      <text:list xml:id="list3635398935242668126" text:style-name="L1">
        <text:list-item>
          <text:p text:style-name="P3">dropped by a third</text:p>
        </text:list-item>
      </text:list>
      <text:p text:style-name="P2"/>
      <text:p text:style-name="P2">biosphere 2 – -failure yes and no</text:p>
      <text:p text:style-name="P2"/>
      <text:p text:style-name="P2">producer <text:s/>== plant <text:s/>= sun energy → food energy</text:p>
      <text:p text:style-name="P2"/>
      <text:p text:style-name="P2">cows rumen anaerobic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0T12:20:43.165000000</meta:creation-date>
    <dc:date>2017-07-30T12:48:02.263000000</dc:date>
    <meta:editing-duration>PT6M58S</meta:editing-duration>
    <meta:editing-cycles>1</meta:editing-cycles>
    <meta:document-statistic meta:table-count="0" meta:image-count="0" meta:object-count="0" meta:page-count="1" meta:paragraph-count="17" meta:word-count="69" meta:character-count="422" meta:non-whitespace-character-count="364"/>
    <meta:generator>LibreOffice/5.2.3.3$Windows_x86 LibreOffice_project/d54a8868f08a7b39642414cf2c8ef2f228f780cf</meta:generator>
  </office:meta>
</office:document-meta>
</file>